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e99" officeooo:paragraph-rsid="000c1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TextureAtlas imagePath="sprites.png"&gt;<text:line-break/><text:tab/>&lt;SubTexture name="player_jumping.png" x="74" y="194" width="66" height="94"/&gt;<text:line-break/><text:tab/>&lt;SubTexture name="player_standing.png" x="74" y="96" width="66" height="96"/&gt;<text:line-break/><text:tab/>&lt;SubTexture name="player_walking1.png" x="74" y="0" width="72" height="94"/&gt;<text:line-break/><text:tab/>&lt;SubTexture name="player_walking2.png" x="0" y="384" width="72" height="94"/&gt;<text:line-break/><text:tab/>&lt;SubTexture name="player_walking3.png" x="0" y="288" width="72" height="94"/&gt;<text:line-break/><text:tab/>&lt;SubTexture name="player_walking4.png" x="0" y="0" width="72" height="94"/&gt;<text:line-break/><text:tab/>&lt;SubTexture name="player_walking5.png" x="0" y="192" width="72" height="94"/&gt;<text:line-break/><text:tab/>&lt;SubTexture name="player_walking6.png" x="0" y="96" width="72" height="94"/&gt;<text:line-break/>&lt;/TextureAtla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9:12:16.775000000</meta:creation-date>
    <dc:date>2015-11-30T19:13:31.359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51" meta:character-count="682" meta:non-whitespace-character-count="624"/>
    <meta:generator>LibreOffice/5.0.1.2$Windows_x86 LibreOffice_project/81898c9f5c0d43f3473ba111d7b351050be20261</meta:generator>
  </office:meta>
</office:document-meta>
</file>